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8cm"/>
    </style:style>
    <style:style style:name="gr2" style:family="graphic" style:parent-style-name="standard">
      <style:graphic-properties svg:stroke-color="#000000" draw:fill-color="#f04e4d" draw:textarea-horizontal-align="justify" draw:textarea-vertical-align="middle" draw:auto-grow-height="false" fo:min-height="0.67cm" fo:min-width="1.692cm"/>
    </style:style>
    <style:style style:name="gr3" style:family="graphic" style:parent-style-name="standard">
      <style:graphic-properties svg:stroke-color="#000000" draw:fill-color="#fdc578" draw:textarea-horizontal-align="justify" draw:textarea-vertical-align="middle" draw:auto-grow-height="false" fo:min-height="1.35cm" fo:min-width="2.4cm"/>
    </style:style>
    <style:style style:name="gr4" style:family="graphic" style:parent-style-name="objectwithoutfill">
      <style:graphic-properties svg:stroke-width="0.1cm" svg:stroke-color="#000000" draw:marker-start-width="0.5cm" draw:marker-end="Arrow" draw:marker-end-width="0.2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6" style:family="graphic" style:parent-style-name="standard">
      <style:graphic-properties svg:stroke-color="#000000" draw:fill-color="#87d1d1" draw:textarea-horizontal-align="justify" draw:textarea-vertical-align="middle" draw:auto-grow-height="false" fo:min-height="1.35cm" fo:min-width="3.3cm"/>
    </style:style>
    <style:style style:name="gr7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3.7cm"/>
    </style:style>
    <style:style style:name="gr8" style:family="graphic" style:parent-style-name="standard">
      <style:graphic-properties svg:stroke-color="#000000" draw:fill-color="#f04e4d" draw:textarea-horizontal-align="justify" draw:textarea-vertical-align="middle" draw:auto-grow-height="false" fo:min-height="0.6cm" fo:min-width="1.622cm"/>
    </style:style>
    <style:style style:name="gr9" style:family="graphic" style:parent-style-name="standard">
      <style:graphic-properties svg:stroke-color="#000000" draw:fill-color="#87d1d1" draw:textarea-horizontal-align="justify" draw:textarea-vertical-align="middle" draw:auto-grow-height="false" fo:min-height="0.75cm" fo:min-width="1.4cm"/>
    </style:style>
    <style:style style:name="gr10" style:family="graphic" style:parent-style-name="standard">
      <style:graphic-properties svg:stroke-color="#000000" draw:fill-color="#87d1d1" draw:textarea-horizontal-align="justify" draw:textarea-vertical-align="middle" draw:auto-grow-height="false" fo:min-height="0.75cm" fo:min-width="0.96cm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25cm" draw:fill="none" draw:fill-color="#87d1d1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2.7cm"/>
    </style:style>
    <style:style style:name="gr15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3.1cm"/>
    </style:style>
    <style:style style:name="gr16" style:family="graphic" style:parent-style-name="standard">
      <style:graphic-properties svg:stroke-color="#000000" draw:fill-color="#f04e4d" draw:textarea-horizontal-align="justify" draw:textarea-vertical-align="middle" draw:auto-grow-height="false" fo:min-height="1.164cm" fo:min-width="1.692cm"/>
    </style:style>
    <style:style style:name="gr17" style:family="graphic" style:parent-style-name="standard">
      <style:graphic-properties svg:stroke-color="#000000" draw:fill-color="#f04e4d" draw:textarea-horizontal-align="justify" draw:textarea-vertical-align="middle" draw:auto-grow-height="false" fo:min-height="1.164cm" fo:min-width="1.622cm"/>
    </style:style>
    <style:style style:name="gr18" style:family="graphic" style:parent-style-name="standard">
      <style:graphic-properties svg:stroke-color="#000000" draw:fill-color="#fdc578" draw:textarea-horizontal-align="justify" draw:textarea-vertical-align="middle" draw:auto-grow-height="false" fo:min-height="1.35cm" fo:min-width="2.7cm"/>
    </style:style>
    <style:style style:name="gr19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3.3cm"/>
    </style:style>
    <style:style style:name="gr20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3.7cm"/>
    </style:style>
    <style:style style:name="gr21" style:family="graphic" style:parent-style-name="standard">
      <style:graphic-properties svg:stroke-color="#000000" draw:fill-color="#fdc578" draw:textarea-horizontal-align="justify" draw:textarea-vertical-align="middle" draw:auto-grow-height="false" fo:min-height="0.75cm" fo:min-width="1.4cm"/>
    </style:style>
    <style:style style:name="gr22" style:family="graphic" style:parent-style-name="standard">
      <style:graphic-properties svg:stroke-color="#000000" draw:fill-color="#fdc578" draw:textarea-horizontal-align="justify" draw:textarea-vertical-align="middle" draw:auto-grow-height="false" fo:min-height="0.75cm" fo:min-width="0.9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  <style:text-properties style:font-name="Abyssinica SIL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-color="#fdc578"/>
      <style:paragraph-properties fo:text-align="center"/>
      <style:text-properties style:font-name="Abyssinica SI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byssinica SIL"/>
    </style:style>
    <style:style style:name="P7" style:family="paragraph">
      <loext:graphic-properties draw:fill-color="#87d1d1"/>
      <style:paragraph-properties fo:text-align="center"/>
      <style:text-properties style:font-name="Abyssinica SIL"/>
    </style:style>
    <style:style style:name="P8" style:family="paragraph">
      <loext:graphic-properties draw:fill="none" draw:fill-color="#87d1d1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59c5c7"/>
      <style:paragraph-properties fo:text-align="center"/>
      <style:text-properties style:font-name="Abyssinica SIL"/>
    </style:style>
    <style:style style:name="T1" style:family="text">
      <style:text-properties style:font-name="Abyssinica SIL" fo:font-size="10pt" style:font-size-asian="10pt" style:font-size-complex="10pt"/>
    </style:style>
    <style:style style:name="T2" style:family="text">
      <style:text-properties style:font-name="Abyssinica SIL" fo:font-size="13pt" style:font-size-asian="13pt" style:font-size-complex="13pt"/>
    </style:style>
    <style:style style:name="T3" style:family="text">
      <style:text-properties style:font-name="Abyssinica SIL" fo:font-size="11pt" style:font-size-asian="11pt" style:font-size-complex="11pt"/>
    </style:style>
    <style:style style:name="T4" style:family="text">
      <style:text-properties style:font-name="Abyssinica SIL"/>
    </style:style>
    <style:style style:name="T5" style:family="text">
      <style:text-properties style:font-name="Abyssinica SIL" fo:font-size="8pt" style:font-size-asian="8pt" style:font-size-complex="8pt"/>
    </style:style>
    <style:style style:name="T6" style:family="text">
      <style:text-properties style:font-name="Abyssinica SIL" fo:font-size="9pt" style:font-size-asian="9pt" style:font-size-complex="9pt"/>
    </style:style>
    <style:style style:name="T7" style:family="text">
      <style:text-properties style:font-name="Abyssinica SIL" fo:font-size="12pt" style:font-size-asian="12pt" style:font-size-complex="12pt"/>
    </style:style>
    <style:style style:name="T8" style:family="text">
      <style:text-properties style:font-name="Abyssinica SI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5cm" svg:height="1.6cm" svg:x="11cm" svg:y="3.9cm">
          <text:p text:style-name="P1"><text:span text:style-name="T1">P</text:span><text:span text:style-name="T1">ic</text:span><text:span text:style-name="T1">k </text:span><text:span text:style-name="T1">al</text:span><text:span text:style-name="T1">l </text:span><text:span text:style-name="T1">c</text:span><text:span text:style-name="T1">o</text:span><text:span text:style-name="T1">nf</text:span><text:span text:style-name="T1">ig</text:span><text:span text:style-name="T1">u</text:span><text:span text:style-name="T1">r</text:span><text:span text:style-name="T1">at</text:span><text:span text:style-name="T1">io</text:span><text:span text:style-name="T1">n</text:span><text:span text:style-name="T1">s </text:span><text:span text:style-name="T1">w</text:span><text:span text:style-name="T1">hi</text:span><text:span text:style-name="T1">c</text:span><text:span text:style-name="T1">h </text:span><text:span text:style-name="T1">a</text:span><text:span text:style-name="T1">re </text:span><text:span text:style-name="T1"><text:line-break/></text:span><text:span text:style-name="T1">n</text:span><text:span text:style-name="T1">e</text:span><text:span text:style-name="T1">c</text:span><text:span text:style-name="T1">es</text:span><text:span text:style-name="T1">s</text:span><text:span text:style-name="T1">a</text:span><text:span text:style-name="T1">r</text:span><text:span text:style-name="T1">y </text:span><text:span text:style-name="T1">to </text:span><text:span text:style-name="T1">d</text:span><text:span text:style-name="T1">el</text:span><text:span text:style-name="T1">iv</text:span><text:span text:style-name="T1">er</text:span><text:span text:style-name="T1">in</text:span><text:span text:style-name="T1">g </text:span><text:span text:style-name="T1">th</text:span><text:span text:style-name="T1">e </text:span><text:span text:style-name="T1">hi</text:span><text:span text:style-name="T1">g</text:span><text:span text:style-name="T1">h</text:span><text:span text:style-name="T1">es</text:span><text:span text:style-name="T1">t </text:span><text:span text:style-name="T1">ut</text:span><text:span text:style-name="T1">il</text:span><text:span text:style-name="T1">iz</text:span><text:span text:style-name="T1">at</text:span><text:span text:style-name="T1">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cm" svg:height="1.3cm" svg:x="11.1cm" svg:y="1.8cm">
          <text:p text:style-name="P1"><text:span text:style-name="T2">Design</text:span><text:span text:style-name="T2"><text:line-break/></text:span><text:span text:style-name="T2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cm" svg:height="1.6cm" svg:x="20.5cm" svg:y="3.9cm">
          <text:p text:style-name="P1"><text:span text:style-name="T3">Generate </text:span><text:span text:style-name="T3"><text:line-break/></text:span><text:span text:style-name="T3">Verilog model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2cm" svg:y1="4.7cm" svg:x2="11cm" svg:y2="4.7cm">
          <text:p/>
        </draw:line>
        <draw:line draw:style-name="gr4" draw:text-style-name="P5" draw:layer="layout" svg:x1="19.5cm" svg:y1="4.7cm" svg:x2="20.5cm" svg:y2="4.7cm">
          <text:p/>
        </draw:line>
        <draw:line draw:style-name="gr4" draw:text-style-name="P5" draw:layer="layout" svg:x1="12.675cm" svg:y1="3.1cm" svg:x2="12.675cm" svg:y2="3.9cm">
          <text:p/>
        </draw:line>
        <draw:frame draw:style-name="gr5" draw:text-style-name="P6" draw:layer="layout" svg:width="6.2cm" svg:height="0.886cm" svg:x="11.5cm" svg:y="6.014cm">
          <draw:text-box>
            <text:p><text:span text:style-name="T4">a) </text:span><text:span text:style-name="T4">He</text:span><text:span text:style-name="T4">uri</text:span><text:span text:style-name="T4">sti</text:span><text:span text:style-name="T4">c</text:span></text:p>
          </draw:text-box>
        </draw:frame>
        <draw:custom-shape draw:style-name="gr6" draw:text-style-name="P7" draw:layer="layout" svg:width="3.8cm" svg:height="1.6cm" svg:x="16cm" svg:y="9.4cm">
          <text:p text:style-name="P1"><text:span text:style-name="T1">Find the best perform</text:span><text:span text:style-name="T1"><text:line-break/></text:span><text:span text:style-name="T1">N-combinations </text:span><text:span text:style-name="T1"><text:line-break/></text:span><text:span text:style-name="T1">of Configura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cm" svg:height="1.6cm" svg:x="11cm" svg:y="9.4cm">
          <text:p text:style-name="P1"><text:span text:style-name="T3">Generate All possible</text:span><text:span text:style-name="T3"><text:line-break/></text:span><text:span text:style-name="T3">Configur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cm" svg:height="1.3cm" svg:x="11.1cm" svg:y="7.3cm">
          <text:p text:style-name="P1"><text:span text:style-name="T2">Design</text:span><text:span text:style-name="T2"><text:line-break/></text:span><text:span text:style-name="T2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cm" svg:height="1.2cm" svg:x="7.2cm" svg:y="9.6cm">
          <text:p text:style-name="P1"><text:span text:style-name="T2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cm" svg:height="1.6cm" svg:x="20.5cm" svg:y="9.4cm">
          <text:p text:style-name="P1"><text:span text:style-name="T3">Generate </text:span><text:span text:style-name="T3"><text:line-break/></text:span><text:span text:style-name="T3">Verilog model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2cm" svg:y1="10.2cm" svg:x2="11cm" svg:y2="10.2cm">
          <text:p/>
        </draw:line>
        <draw:line draw:style-name="gr4" draw:text-style-name="P5" draw:layer="layout" svg:x1="15.2cm" svg:y1="10.2cm" svg:x2="16cm" svg:y2="10.2cm">
          <text:p/>
        </draw:line>
        <draw:line draw:style-name="gr4" draw:text-style-name="P5" draw:layer="layout" svg:x1="19.8cm" svg:y1="10.2cm" svg:x2="20.5cm" svg:y2="10.2cm">
          <text:p/>
        </draw:line>
        <draw:line draw:style-name="gr4" draw:text-style-name="P5" draw:layer="layout" svg:x1="12.675cm" svg:y1="8.6cm" svg:x2="12.675cm" svg:y2="9.4cm">
          <text:p/>
        </draw:line>
        <draw:frame draw:style-name="gr5" draw:text-style-name="P6" draw:layer="layout" svg:width="6.2cm" svg:height="0.886cm" svg:x="10.5cm" svg:y="11.514cm">
          <draw:text-box>
            <text:p><text:span text:style-name="T4">b) N-Config </text:span><text:span text:style-name="T4">search</text:span></text:p>
          </draw:text-box>
        </draw:frame>
        <draw:line draw:style-name="gr4" draw:text-style-name="P5" draw:layer="layout" svg:x1="16.675cm" svg:y1="8.615cm" svg:x2="16.675cm" svg:y2="9.415cm">
          <text:p/>
        </draw:line>
        <draw:line draw:style-name="gr4" draw:text-style-name="P5" draw:layer="layout" svg:x1="19.075cm" svg:y1="9.39cm" svg:x2="19.075cm" svg:y2="8.59cm">
          <text:p/>
        </draw:line>
        <draw:custom-shape draw:style-name="gr9" draw:text-style-name="P7" draw:layer="layout" svg:width="1.9cm" svg:height="1cm" svg:x="18.1cm" svg:y="7.6cm">
          <text:p text:style-name="P1"><text:span text:style-name="T5">Generate </text:span><text:span text:style-name="T5"><text:line-break/></text:span><text:span text:style-name="T5">Verilog 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46cm" svg:height="1cm" svg:x="15.94cm" svg:y="7.6cm">
          <text:p text:style-name="P1"><text:span text:style-name="T6">Synthesis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8.1cm" svg:y1="8.115cm" svg:x2="17.4cm" svg:y2="8.115cm">
          <text:p/>
        </draw:line>
        <draw:line draw:style-name="gr12" draw:text-style-name="P5" draw:layer="layout" svg:x1="7cm" svg:y1="0.7cm" svg:x2="7cm" svg:y2="12.2cm">
          <text:p/>
        </draw:line>
        <draw:line draw:style-name="gr12" draw:text-style-name="P5" draw:layer="layout" svg:x1="23.7cm" svg:y1="0.7cm" svg:x2="23.7cm" svg:y2="12.2cm">
          <text:p/>
        </draw:line>
        <draw:line draw:style-name="gr12" draw:text-style-name="P5" draw:layer="layout" svg:x1="1.9cm" svg:y1="11.5cm" svg:x2="24.9cm" svg:y2="11.5cm">
          <text:p/>
        </draw:line>
        <draw:line draw:style-name="gr12" draw:text-style-name="P5" draw:layer="layout" svg:x1="1.9cm" svg:y1="6.9cm" svg:x2="24.9cm" svg:y2="6.9cm">
          <text:p/>
        </draw:line>
        <draw:line draw:style-name="gr12" draw:text-style-name="P5" draw:layer="layout" svg:x1="1.9cm" svg:y1="6cm" svg:x2="24.9cm" svg:y2="6cm">
          <text:p/>
        </draw:line>
        <draw:line draw:style-name="gr12" draw:text-style-name="P5" draw:layer="layout" svg:x1="1.9cm" svg:y1="1.4cm" svg:x2="24.9cm" svg:y2="1.4cm">
          <text:p/>
        </draw:line>
        <draw:custom-shape draw:style-name="gr8" draw:text-style-name="P3" draw:layer="layout" svg:width="3cm" svg:height="1.2cm" svg:x="7.201cm" svg:y="4.101cm">
          <text:p text:style-name="P1"><text:span text:style-name="T2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2" draw:layer="layout" svg:width="4.2cm" svg:height="1.6cm" svg:x="11cm" svg:y="3.9cm">
          <text:p text:style-name="P1"><text:span text:style-name="T1">Pick the best</text:span></text:p>
          <text:p text:style-name="P1"><text:span text:style-name="T1">Perform Unroll</text:span></text:p>
          <text:p text:style-name="P1"><text:span text:style-name="T1">instance set </text:span><text:span text:style-name="T1">(Utilization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2cm" svg:height="1.6cm" svg:x="16.3cm" svg:y="3.9cm">
          <text:p text:style-name="P1"><text:span text:style-name="T7">Generate </text:span><text:span text:style-name="T7">Block</text:span><text:span text:style-name="T7"><text:line-break/></text:span><text:span text:style-name="T7">Configuratio</text:span><text:span text:style-name="T7">n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6cm" svg:height="1.6cm" svg:x="6.5cm" svg:y="3.9cm">
          <text:p text:style-name="P1"><text:span text:style-name="T2">Find valid</text:span><text:span text:style-name="T2"><text:line-break/></text:span><text:span text:style-name="T2">unroll instance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1cm" svg:height="2cm" svg:x="6.6cm" svg:y="1.1cm">
          <text:p text:style-name="P1"><text:span text:style-name="T8">Design</text:span><text:span text:style-name="T8"><text:line-break/></text:span><text:span text:style-name="T8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cm" svg:height="2cm" svg:x="2.7cm" svg:y="3.7cm">
          <text:p text:style-name="P1"><text:span text:style-name="T8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3.2cm" svg:height="1.6cm" svg:x="20.5cm" svg:y="3.9cm">
          <text:p text:style-name="P1"><text:span text:style-name="T7">Generate </text:span><text:span text:style-name="T7"><text:line-break/></text:span><text:span text:style-name="T7">Verilog model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7cm" svg:y1="4.7cm" svg:x2="6.5cm" svg:y2="4.7cm">
          <text:p/>
        </draw:line>
        <draw:line draw:style-name="gr4" draw:text-style-name="P5" draw:layer="layout" svg:x1="10.1cm" svg:y1="4.7cm" svg:x2="11cm" svg:y2="4.7cm">
          <text:p/>
        </draw:line>
        <draw:line draw:style-name="gr4" draw:text-style-name="P5" draw:layer="layout" svg:x1="15.2cm" svg:y1="4.7cm" svg:x2="16.3cm" svg:y2="4.7cm">
          <text:p/>
        </draw:line>
        <draw:line draw:style-name="gr4" draw:text-style-name="P5" draw:layer="layout" svg:x1="19.5cm" svg:y1="4.7cm" svg:x2="20.5cm" svg:y2="4.7cm">
          <text:p/>
        </draw:line>
        <draw:line draw:style-name="gr4" draw:text-style-name="P5" draw:layer="layout" svg:x1="8.175cm" svg:y1="3.1cm" svg:x2="8.175cm" svg:y2="3.9cm">
          <text:p/>
        </draw:line>
        <draw:frame draw:style-name="gr5" draw:text-style-name="P6" draw:layer="layout" svg:width="6.2cm" svg:height="0.886cm" svg:x="11.5cm" svg:y="6.014cm">
          <draw:text-box>
            <text:p><text:span text:style-name="T4">a) Heuristic</text:span></text:p>
          </draw:text-box>
        </draw:frame>
        <draw:custom-shape draw:style-name="gr19" draw:text-style-name="P10" draw:layer="layout" svg:width="3.8cm" svg:height="1.6cm" svg:x="16cm" svg:y="10.1cm">
          <text:p text:style-name="P1"><text:span text:style-name="T1">Find the best perform</text:span><text:span text:style-name="T1"><text:line-break/></text:span><text:span text:style-name="T1">N-combinations </text:span><text:span text:style-name="T1"><text:line-break/></text:span><text:span text:style-name="T1">of Configura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6cm" svg:height="1.6cm" svg:x="6.5cm" svg:y="10.1cm">
          <text:p text:style-name="P1"><text:span text:style-name="T2">Find valid</text:span><text:span text:style-name="T2"><text:line-break/></text:span><text:span text:style-name="T2">unroll instance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1cm" svg:height="2cm" svg:x="6.6cm" svg:y="7.3cm">
          <text:p text:style-name="P1"><text:span text:style-name="T8">Design</text:span><text:span text:style-name="T8"><text:line-break/></text:span><text:span text:style-name="T8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cm" svg:height="2cm" svg:x="2.7cm" svg:y="9.9cm">
          <text:p text:style-name="P1"><text:span text:style-name="T8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3.2cm" svg:height="1.6cm" svg:x="20.5cm" svg:y="10.1cm">
          <text:p text:style-name="P1"><text:span text:style-name="T7">Generate </text:span><text:span text:style-name="T7"><text:line-break/></text:span><text:span text:style-name="T7">Verilog model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7cm" svg:y1="10.9cm" svg:x2="6.5cm" svg:y2="10.9cm">
          <text:p/>
        </draw:line>
        <draw:line draw:style-name="gr4" draw:text-style-name="P5" draw:layer="layout" svg:x1="10.1cm" svg:y1="10.9cm" svg:x2="11cm" svg:y2="10.9cm">
          <text:p/>
        </draw:line>
        <draw:line draw:style-name="gr4" draw:text-style-name="P5" draw:layer="layout" svg:x1="15.2cm" svg:y1="10.9cm" svg:x2="16cm" svg:y2="10.9cm">
          <text:p/>
        </draw:line>
        <draw:line draw:style-name="gr4" draw:text-style-name="P5" draw:layer="layout" svg:x1="19.8cm" svg:y1="10.9cm" svg:x2="20.5cm" svg:y2="10.9cm">
          <text:p/>
        </draw:line>
        <draw:line draw:style-name="gr4" draw:text-style-name="P5" draw:layer="layout" svg:x1="8.175cm" svg:y1="9.3cm" svg:x2="8.175cm" svg:y2="10.1cm">
          <text:p/>
        </draw:line>
        <draw:frame draw:style-name="gr5" draw:text-style-name="P6" draw:layer="layout" svg:width="6.2cm" svg:height="0.886cm" svg:x="10.5cm" svg:y="12.214cm">
          <draw:text-box>
            <text:p><text:span text:style-name="T4">b) N-Config search</text:span></text:p>
          </draw:text-box>
        </draw:frame>
        <draw:custom-shape draw:style-name="gr20" draw:text-style-name="P10" draw:layer="layout" svg:width="4.2cm" svg:height="1.6cm" svg:x="11cm" svg:y="10.1cm">
          <text:p text:style-name="P1"><text:span text:style-name="T7">Generate All possible</text:span><text:span text:style-name="T7"><text:line-break/></text:span><text:span text:style-name="T7">Block Configuration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675cm" svg:y1="9.315cm" svg:x2="16.675cm" svg:y2="10.115cm">
          <text:p/>
        </draw:line>
        <draw:line draw:style-name="gr4" draw:text-style-name="P5" draw:layer="layout" svg:x1="19.075cm" svg:y1="10.09cm" svg:x2="19.075cm" svg:y2="9.29cm">
          <text:p/>
        </draw:line>
        <draw:custom-shape draw:style-name="gr21" draw:text-style-name="P4" draw:layer="layout" svg:width="1.9cm" svg:height="1cm" svg:x="18.1cm" svg:y="8.3cm">
          <text:p text:style-name="P1"><text:span text:style-name="T5">Generate </text:span><text:span text:style-name="T5"><text:line-break/></text:span><text:span text:style-name="T5">Verilog model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46cm" svg:height="1cm" svg:x="15.94cm" svg:y="8.3cm">
          <text:p text:style-name="P1"><text:span text:style-name="T6">Synthes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8.1cm" svg:y1="8.815cm" svg:x2="17.4cm" svg:y2="8.815cm">
          <text:p/>
        </draw:line>
        <draw:line draw:style-name="gr12" draw:text-style-name="P5" draw:layer="layout" svg:x1="2.4cm" svg:y1="0.7cm" svg:x2="2.4cm" svg:y2="12.2cm">
          <text:p/>
        </draw:line>
        <draw:line draw:style-name="gr12" draw:text-style-name="P5" draw:layer="layout" svg:x1="24.2cm" svg:y1="0.7cm" svg:x2="24.2cm" svg:y2="12.2cm">
          <text:p/>
        </draw:line>
        <draw:line draw:style-name="gr12" draw:text-style-name="P5" draw:layer="layout" svg:x1="1.9cm" svg:y1="12.2cm" svg:x2="24.9cm" svg:y2="12.2cm">
          <text:p/>
        </draw:line>
        <draw:line draw:style-name="gr12" draw:text-style-name="P5" draw:layer="layout" svg:x1="1.9cm" svg:y1="6.9cm" svg:x2="24.9cm" svg:y2="6.9cm">
          <text:p/>
        </draw:line>
        <draw:line draw:style-name="gr12" draw:text-style-name="P5" draw:layer="layout" svg:x1="1.9cm" svg:y1="6cm" svg:x2="24.9cm" svg:y2="6cm">
          <text:p/>
        </draw:line>
        <draw:line draw:style-name="gr12" draw:text-style-name="P5" draw:layer="layout" svg:x1="1.9cm" svg:y1="0.7cm" svg:x2="24.9cm" svg:y2="0.7cm">
          <text:p/>
        </draw:lin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0:41:34.497152281</meta:creation-date>
    <dc:date>2020-09-08T18:40:17.585638338</dc:date>
    <meta:editing-duration>PT25M</meta:editing-duration>
    <meta:editing-cycles>12</meta:editing-cycles>
    <meta:generator>LibreOffice/6.0.7.3$Linux_X86_64 LibreOffice_project/00m0$Build-3</meta:generator>
    <meta:document-statistic meta:object-count="89"/>
  </office:meta>
</office:document-meta>
</file>